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んじゃ、点火す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これで氷もドロッドロだな！」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～！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～・・・っ！　もうおしっこ出ちゃいそう
　だよ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そろそろ・・・ほんとに我慢できない・・・かも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男
「よし、しばらく待とう。　きっと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もじもじ・・・そわそわ）</text:p>
          </table:table-cell>
          <table:table-cell table:number-columns-repeated="1023"/>
        </table:table-row>
        <table:table-row>
          <table:table-cell table:style-name="ce0" office:value-type="string">
            <text:p>男
「そんなに火を怖がらなくても大丈夫さ。」</text:p>
          </table:table-cell>
          <table:table-cell table:number-columns-repeated="1023"/>
        </table:table-row>
        <table:table-row>
          <table:table-cell table:style-name="ce0" office:value-type="string">
            <text:p>男
「氷が薄くなったところで、俺たちが割って
　助け出してやるからさ。」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！　ありが・・・とう・・・っ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あうあうあう・・・っ！　おしっこ・・・おしっこ・・・
　おしっこした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（出られるまでに出ちゃうよぉ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っ、すりすりすりすりっ）</text:p>
          </table:table-cell>
          <table:table-cell table:number-columns-repeated="1023"/>
        </table:table-row>
        <table:table-row>
          <table:table-cell table:style-name="ce0" office:value-type="string">
            <text:p>（も、もれちゃううぅ～～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